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9" style:family="paragraph" style:parent-style-name="Text_20_body">
      <style:text-properties officeooo:paragraph-rsid="002eabfc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6" style:family="paragraph" style:parent-style-name="Text_20_body">
      <style:text-properties officeooo:paragraph-rsid="0057a248"/>
    </style:style>
    <style:style style:name="P47" style:family="paragraph" style:parent-style-name="Text_20_body">
      <style:text-properties officeooo:rsid="002eabfc" officeooo:paragraph-rsid="002eabf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59" style:family="paragraph" style:parent-style-name="Text_20_body">
      <style:text-properties officeooo:paragraph-rsid="006ae27b"/>
    </style:style>
    <style:style style:name="P60" style:family="paragraph" style:parent-style-name="Text_20_body">
      <style:text-properties officeooo:rsid="004161ac" officeooo:paragraph-rsid="0072d184"/>
    </style:style>
    <style:style style:name="P61" style:family="paragraph" style:parent-style-name="Text_20_body">
      <style:text-properties officeooo:paragraph-rsid="007a0637"/>
    </style:style>
    <style:style style:name="P62" style:family="paragraph" style:parent-style-name="Text_20_body">
      <style:text-properties officeooo:paragraph-rsid="007bc859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0" style:family="paragraph" style:parent-style-name="Text_20_body">
      <style:text-properties officeooo:rsid="00800505" officeooo:paragraph-rsid="00800505"/>
    </style:style>
    <style:style style:name="P71" style:family="paragraph" style:parent-style-name="Text_20_body">
      <style:text-properties officeooo:rsid="00800505" officeooo:paragraph-rsid="0084b945"/>
    </style:style>
    <style:style style:name="P72" style:family="paragraph" style:parent-style-name="Text_20_body">
      <style:text-properties officeooo:rsid="0088ba76" officeooo:paragraph-rsid="0088ba76"/>
    </style:style>
    <style:style style:name="P73" style:family="paragraph" style:parent-style-name="Text_20_body">
      <style:text-properties officeooo:rsid="008a7987" officeooo:paragraph-rsid="008a7987"/>
    </style:style>
    <style:style style:name="P74" style:family="paragraph" style:parent-style-name="Text_20_body">
      <style:text-properties officeooo:rsid="008a7987" officeooo:paragraph-rsid="008bb5a2"/>
    </style:style>
    <style:style style:name="P75" style:family="paragraph" style:parent-style-name="Text_20_body">
      <style:text-properties officeooo:rsid="008a7987" officeooo:paragraph-rsid="0093a36d"/>
    </style:style>
    <style:style style:name="P76" style:family="paragraph" style:parent-style-name="Text_20_body">
      <style:text-properties officeooo:rsid="008a7987" officeooo:paragraph-rsid="00988429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Heading_20_1" style:master-page-name="Cos">
      <style:paragraph-properties fo:text-align="center" style:justify-single-word="false" style:page-number="auto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rsid="002eabfc" officeooo:paragraph-rsid="002eabfc"/>
    </style:style>
    <style:style style:name="P82" style:family="paragraph" style:parent-style-name="Heading_20_1">
      <style:paragraph-properties fo:break-before="page"/>
      <style:text-properties officeooo:rsid="002eabfc" officeooo:paragraph-rsid="0057a248"/>
    </style:style>
    <style:style style:name="P83" style:family="paragraph" style:parent-style-name="Heading_20_1">
      <style:paragraph-properties fo:break-before="page"/>
      <style:text-properties officeooo:rsid="002eabfc" officeooo:paragraph-rsid="006ae27b"/>
    </style:style>
    <style:style style:name="P84" style:family="paragraph" style:parent-style-name="Heading_20_1">
      <style:paragraph-properties fo:break-before="page"/>
      <style:text-properties officeooo:rsid="002eabfc" officeooo:paragraph-rsid="007a0637"/>
    </style:style>
    <style:style style:name="P85" style:family="paragraph" style:parent-style-name="Heading_20_1">
      <style:paragraph-properties fo:break-before="page"/>
      <style:text-properties officeooo:rsid="002eabfc" officeooo:paragraph-rsid="007bc859"/>
    </style:style>
    <style:style style:name="P86" style:family="paragraph" style:parent-style-name="Heading_20_1">
      <style:paragraph-properties fo:break-before="page"/>
      <style:text-properties officeooo:rsid="002eabfc" officeooo:paragraph-rsid="007f5cbc"/>
    </style:style>
    <style:style style:name="P87" style:family="paragraph" style:parent-style-name="Heading_20_1">
      <style:paragraph-properties fo:break-before="page"/>
      <style:text-properties officeooo:rsid="002eabfc" officeooo:paragraph-rsid="0084b945"/>
    </style:style>
    <style:style style:name="P88" style:family="paragraph" style:parent-style-name="Heading_20_1">
      <style:paragraph-properties fo:break-before="page"/>
      <style:text-properties officeooo:rsid="002eabfc" officeooo:paragraph-rsid="0088ba76"/>
    </style:style>
    <style:style style:name="P89" style:family="paragraph" style:parent-style-name="Heading_20_1">
      <style:paragraph-properties fo:break-before="page"/>
      <style:text-properties officeooo:rsid="002eabfc" officeooo:paragraph-rsid="008a7987"/>
    </style:style>
    <style:style style:name="P90" style:family="paragraph" style:parent-style-name="Heading_20_1">
      <style:paragraph-properties fo:break-before="page"/>
      <style:text-properties officeooo:paragraph-rsid="0093a36d"/>
    </style:style>
    <style:style style:name="P91" style:family="paragraph" style:parent-style-name="Heading_20_1">
      <style:paragraph-properties fo:break-before="page"/>
      <style:text-properties officeooo:paragraph-rsid="00988429"/>
    </style:style>
    <style:style style:name="P92" style:family="paragraph" style:parent-style-name="Heading_20_1">
      <style:paragraph-properties fo:break-before="page"/>
      <style:text-properties officeooo:paragraph-rsid="009e8bf5"/>
    </style:style>
    <style:style style:name="P93" style:family="paragraph" style:parent-style-name="Heading_20_2" style:list-style-name="">
      <style:text-properties officeooo:rsid="002eabfc" officeooo:paragraph-rsid="002eabfc"/>
    </style:style>
    <style:style style:name="P94" style:family="paragraph" style:parent-style-name="Heading_20_2" style:list-style-name="">
      <style:text-properties officeooo:rsid="002eabfc" officeooo:paragraph-rsid="0057a248"/>
    </style:style>
    <style:style style:name="P95" style:family="paragraph" style:parent-style-name="Heading_20_2" style:list-style-name="">
      <style:text-properties officeooo:rsid="002eabfc" officeooo:paragraph-rsid="005fa12a"/>
    </style:style>
    <style:style style:name="P96" style:family="paragraph" style:parent-style-name="Heading_20_2" style:list-style-name="">
      <style:text-properties officeooo:rsid="002eabfc" officeooo:paragraph-rsid="006ae27b"/>
    </style:style>
    <style:style style:name="P97" style:family="paragraph" style:parent-style-name="Heading_20_2" style:list-style-name="">
      <style:text-properties officeooo:rsid="002eabfc" officeooo:paragraph-rsid="0072d184"/>
    </style:style>
    <style:style style:name="P98" style:family="paragraph" style:parent-style-name="Heading_20_2" style:list-style-name="">
      <style:text-properties officeooo:rsid="002eabfc" officeooo:paragraph-rsid="007a0637"/>
    </style:style>
    <style:style style:name="P99" style:family="paragraph" style:parent-style-name="Heading_20_2" style:list-style-name="">
      <style:text-properties officeooo:rsid="002eabfc" officeooo:paragraph-rsid="007bc859"/>
    </style:style>
    <style:style style:name="P100" style:family="paragraph" style:parent-style-name="Heading_20_2">
      <style:text-properties officeooo:rsid="002eabfc" officeooo:paragraph-rsid="007f5cbc"/>
    </style:style>
    <style:style style:name="P101" style:family="paragraph" style:parent-style-name="Heading_20_2">
      <style:text-properties officeooo:rsid="002eabfc" officeooo:paragraph-rsid="0084b945"/>
    </style:style>
    <style:style style:name="P102" style:family="paragraph" style:parent-style-name="Heading_20_2">
      <style:text-properties officeooo:rsid="002eabfc" officeooo:paragraph-rsid="0088ba76"/>
    </style:style>
    <style:style style:name="P103" style:family="paragraph" style:parent-style-name="Heading_20_2">
      <style:text-properties officeooo:rsid="002eabfc" officeooo:paragraph-rsid="008a7987"/>
    </style:style>
    <style:style style:name="P104" style:family="paragraph" style:parent-style-name="Heading_20_2">
      <style:text-properties officeooo:rsid="002eabfc" officeooo:paragraph-rsid="008bb5a2"/>
    </style:style>
    <style:style style:name="P105" style:family="paragraph" style:parent-style-name="Heading_20_2">
      <style:text-properties officeooo:rsid="002eabfc" officeooo:paragraph-rsid="0093a36d"/>
    </style:style>
    <style:style style:name="P106" style:family="paragraph" style:parent-style-name="Heading_20_2">
      <style:text-properties officeooo:rsid="002eabfc" officeooo:paragraph-rsid="00988429"/>
    </style:style>
    <style:style style:name="P107" style:family="paragraph" style:parent-style-name="Heading_20_2">
      <style:text-properties officeooo:rsid="002eabfc" officeooo:paragraph-rsid="009e8bf5"/>
    </style:style>
    <style:style style:name="P108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109" style:family="paragraph" style:parent-style-name="Text_20_body" style:list-style-name="L1">
      <style:text-properties style:text-underline-style="none" officeooo:rsid="007886d6" officeooo:paragraph-rsid="007886d6"/>
    </style:style>
    <style:style style:name="P110" style:family="paragraph" style:parent-style-name="Text_20_body" style:list-style-name="L1">
      <style:text-properties style:text-underline-style="none" officeooo:rsid="0051e905" officeooo:paragraph-rsid="004a67fb"/>
    </style:style>
    <style:style style:name="P111" style:family="paragraph" style:parent-style-name="Text_20_body" style:list-style-name="L1">
      <style:text-properties style:text-underline-style="none" officeooo:rsid="0055a251" officeooo:paragraph-rsid="0052e7ec"/>
    </style:style>
    <style:style style:name="P112" style:family="paragraph" style:parent-style-name="Text_20_body" style:list-style-name="L2">
      <style:text-properties officeooo:rsid="00366cb8" officeooo:paragraph-rsid="003f3001"/>
    </style:style>
    <style:style style:name="P113" style:family="paragraph" style:parent-style-name="Text_20_body" style:list-style-name="L2">
      <style:text-properties officeooo:rsid="00366cb8" officeooo:paragraph-rsid="005fa12a"/>
    </style:style>
    <style:style style:name="P114" style:family="paragraph" style:parent-style-name="Text_20_body" style:list-style-name="L2">
      <style:text-properties officeooo:rsid="00472b41" officeooo:paragraph-rsid="004670ae"/>
    </style:style>
    <style:style style:name="P115" style:family="paragraph" style:parent-style-name="Text_20_body" style:list-style-name="L2">
      <style:text-properties officeooo:rsid="00485f33" officeooo:paragraph-rsid="00485f33"/>
    </style:style>
    <style:style style:name="P116" style:family="paragraph" style:parent-style-name="Text_20_body" style:list-style-name="L2">
      <style:text-properties officeooo:rsid="004d05be" officeooo:paragraph-rsid="004ed09e"/>
    </style:style>
    <style:style style:name="P117" style:family="paragraph" style:parent-style-name="Text_20_body" style:list-style-name="L3">
      <style:text-properties officeooo:rsid="004161ac" officeooo:paragraph-rsid="004161ac"/>
    </style:style>
    <style:style style:name="P118" style:family="paragraph" style:parent-style-name="Text_20_body" style:list-style-name="L4">
      <style:text-properties officeooo:rsid="004161ac" officeooo:paragraph-rsid="005fa12a"/>
    </style:style>
    <style:style style:name="P119" style:family="paragraph" style:parent-style-name="Text_20_body" style:list-style-name="L4">
      <style:text-properties officeooo:rsid="004161ac" officeooo:paragraph-rsid="0066fecb"/>
    </style:style>
    <style:style style:name="P120" style:family="paragraph" style:parent-style-name="Text_20_body" style:list-style-name="L3">
      <style:text-properties officeooo:rsid="004ed09e" officeooo:paragraph-rsid="004ed09e"/>
    </style:style>
    <style:style style:name="P121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22" style:family="paragraph" style:parent-style-name="Text_20_body" style:list-style-name="L2">
      <style:text-properties officeooo:rsid="0064927f" officeooo:paragraph-rsid="0064927f"/>
    </style:style>
    <style:style style:name="P123" style:family="paragraph" style:parent-style-name="Text_20_body" style:list-style-name="L5">
      <style:text-properties officeooo:rsid="0073ea62" officeooo:paragraph-rsid="0073ea62"/>
    </style:style>
    <style:style style:name="P124" style:family="paragraph" style:parent-style-name="Text_20_body" style:list-style-name="L5">
      <style:text-properties officeooo:rsid="0074ef60" officeooo:paragraph-rsid="0074ef60"/>
    </style:style>
    <style:style style:name="P125" style:family="paragraph" style:parent-style-name="Text_20_body" style:list-style-name="L2">
      <style:text-properties officeooo:rsid="0074ef60" officeooo:paragraph-rsid="0074ef60"/>
    </style:style>
    <style:style style:name="P126" style:family="paragraph" style:parent-style-name="Text_20_body" style:list-style-name="L6">
      <style:text-properties officeooo:rsid="0074ef60" officeooo:paragraph-rsid="0074ef60"/>
    </style:style>
    <style:style style:name="P127" style:family="paragraph" style:parent-style-name="Text_20_body" style:list-style-name="L5">
      <style:text-properties officeooo:rsid="007a0637" officeooo:paragraph-rsid="007a0637"/>
    </style:style>
    <style:style style:name="P128" style:family="paragraph" style:parent-style-name="Text_20_body" style:list-style-name="L7">
      <style:text-properties officeooo:rsid="007a0637" officeooo:paragraph-rsid="007a0637"/>
    </style:style>
    <style:style style:name="P129" style:family="paragraph" style:parent-style-name="Text_20_body" style:list-style-name="L12">
      <style:text-properties officeooo:rsid="007a0637" officeooo:paragraph-rsid="00860e30"/>
    </style:style>
    <style:style style:name="P130" style:family="paragraph" style:parent-style-name="Text_20_body" style:list-style-name="L12">
      <style:text-properties officeooo:rsid="007a0637" officeooo:paragraph-rsid="00800505"/>
    </style:style>
    <style:style style:name="P131" style:family="paragraph" style:parent-style-name="Text_20_body" style:list-style-name="L12">
      <style:text-properties officeooo:rsid="007a0637" officeooo:paragraph-rsid="00831850"/>
    </style:style>
    <style:style style:name="P132" style:family="paragraph" style:parent-style-name="Text_20_body" style:list-style-name="L14">
      <style:text-properties officeooo:rsid="007a0637" officeooo:paragraph-rsid="0084b945"/>
    </style:style>
    <style:style style:name="P133" style:family="paragraph" style:parent-style-name="Text_20_body" style:list-style-name="L8">
      <style:text-properties officeooo:rsid="007f5cbc" officeooo:paragraph-rsid="007f5cbc"/>
    </style:style>
    <style:style style:name="P134" style:family="paragraph" style:parent-style-name="Text_20_body" style:list-style-name="L9">
      <style:text-properties officeooo:rsid="007f5cbc" officeooo:paragraph-rsid="007f5cbc"/>
    </style:style>
    <style:style style:name="P135" style:family="paragraph" style:parent-style-name="Text_20_body" style:list-style-name="L10">
      <style:text-properties officeooo:rsid="007f5cbc" officeooo:paragraph-rsid="007f5cbc"/>
    </style:style>
    <style:style style:name="P136" style:family="paragraph" style:parent-style-name="Text_20_body" style:list-style-name="L5">
      <style:text-properties officeooo:rsid="007d7057" officeooo:paragraph-rsid="00800505"/>
    </style:style>
    <style:style style:name="P137" style:family="paragraph" style:parent-style-name="Text_20_body" style:list-style-name="L11">
      <style:text-properties officeooo:rsid="007d7057" officeooo:paragraph-rsid="00800505"/>
    </style:style>
    <style:style style:name="P138" style:family="paragraph" style:parent-style-name="Text_20_body" style:list-style-name="L11">
      <style:text-properties officeooo:rsid="007d7057" officeooo:paragraph-rsid="00831850"/>
    </style:style>
    <style:style style:name="P139" style:family="paragraph" style:parent-style-name="Text_20_body" style:list-style-name="L11">
      <style:text-properties officeooo:paragraph-rsid="00800505"/>
    </style:style>
    <style:style style:name="P140" style:family="paragraph" style:parent-style-name="Text_20_body" style:list-style-name="L13">
      <style:text-properties officeooo:rsid="00800505" officeooo:paragraph-rsid="00800505"/>
    </style:style>
    <style:style style:name="P141" style:family="paragraph" style:parent-style-name="Text_20_body" style:list-style-name="L15">
      <style:text-properties officeooo:rsid="00800505" officeooo:paragraph-rsid="0084b945"/>
    </style:style>
    <style:style style:name="P142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143" style:family="paragraph" style:parent-style-name="Text_20_body" style:list-style-name="L11">
      <style:text-properties officeooo:rsid="0084b945" officeooo:paragraph-rsid="0084b945"/>
    </style:style>
    <style:style style:name="P144" style:family="paragraph" style:parent-style-name="Text_20_body" style:list-style-name="L11">
      <style:text-properties officeooo:rsid="00898109" officeooo:paragraph-rsid="00898109"/>
    </style:style>
    <style:style style:name="P145" style:family="paragraph" style:parent-style-name="Text_20_body" style:list-style-name="L16">
      <style:text-properties officeooo:rsid="00898109" officeooo:paragraph-rsid="00898109"/>
    </style:style>
    <style:style style:name="P146" style:family="paragraph" style:parent-style-name="Text_20_body" style:list-style-name="L17">
      <style:text-properties officeooo:rsid="0088ba76" officeooo:paragraph-rsid="0088ba76"/>
    </style:style>
    <style:style style:name="P147" style:family="paragraph" style:parent-style-name="Text_20_body" style:list-style-name="L11">
      <style:text-properties officeooo:rsid="008a7987" officeooo:paragraph-rsid="008a7987"/>
    </style:style>
    <style:style style:name="P148" style:family="paragraph" style:parent-style-name="Text_20_body" style:list-style-name="L18">
      <style:text-properties officeooo:rsid="008a7987" officeooo:paragraph-rsid="008a7987"/>
    </style:style>
    <style:style style:name="P149" style:family="paragraph" style:parent-style-name="Text_20_body" style:list-style-name="L19">
      <style:text-properties officeooo:rsid="008a7987" officeooo:paragraph-rsid="008a7987"/>
    </style:style>
    <style:style style:name="P150" style:family="paragraph" style:parent-style-name="Text_20_body" style:list-style-name="L20">
      <style:text-properties officeooo:rsid="008a7987" officeooo:paragraph-rsid="008bb5a2"/>
    </style:style>
    <style:style style:name="P151" style:family="paragraph" style:parent-style-name="Text_20_body" style:list-style-name="L21">
      <style:text-properties officeooo:rsid="008a7987" officeooo:paragraph-rsid="008bb5a2"/>
    </style:style>
    <style:style style:name="P152" style:family="paragraph" style:parent-style-name="Text_20_body" style:list-style-name="L22">
      <style:text-properties officeooo:rsid="008a7987" officeooo:paragraph-rsid="00955b9d"/>
    </style:style>
    <style:style style:name="P153" style:family="paragraph" style:parent-style-name="Text_20_body" style:list-style-name="L23">
      <style:text-properties officeooo:rsid="008a7987" officeooo:paragraph-rsid="00955b9d"/>
    </style:style>
    <style:style style:name="P154" style:family="paragraph" style:parent-style-name="Text_20_body" style:list-style-name="L24">
      <style:text-properties officeooo:rsid="008a7987" officeooo:paragraph-rsid="00988429"/>
    </style:style>
    <style:style style:name="P155" style:family="paragraph" style:parent-style-name="Text_20_body">
      <style:text-properties officeooo:rsid="008a7987" officeooo:paragraph-rsid="00988429"/>
    </style:style>
    <style:style style:name="P156" style:family="paragraph" style:parent-style-name="Text_20_body" style:list-style-name="L26">
      <style:text-properties officeooo:rsid="008a7987" officeooo:paragraph-rsid="009e8bf5"/>
    </style:style>
    <style:style style:name="P157" style:family="paragraph" style:parent-style-name="Text_20_body" style:list-style-name="L26">
      <style:text-properties officeooo:rsid="008a7987" officeooo:paragraph-rsid="00a3d48d"/>
    </style:style>
    <style:style style:name="P158" style:family="paragraph" style:parent-style-name="Text_20_body" style:list-style-name="L26">
      <style:text-properties officeooo:rsid="008a7987" officeooo:paragraph-rsid="00a4fd94"/>
    </style:style>
    <style:style style:name="P159" style:family="paragraph" style:parent-style-name="Text_20_body" style:list-style-name="L11">
      <style:text-properties officeooo:rsid="008b8d1b" officeooo:paragraph-rsid="008b8d1b"/>
    </style:style>
    <style:style style:name="P160" style:family="paragraph" style:parent-style-name="Text_20_body" style:list-style-name="L11">
      <style:text-properties officeooo:rsid="008b8d1b" officeooo:paragraph-rsid="008bb5a2"/>
    </style:style>
    <style:style style:name="P161" style:family="paragraph" style:parent-style-name="Text_20_body" style:list-style-name="L11">
      <style:text-properties officeooo:rsid="008b8d1b" officeooo:paragraph-rsid="0093a36d"/>
    </style:style>
    <style:style style:name="P162" style:family="paragraph" style:parent-style-name="Text_20_body" style:list-style-name="L11">
      <style:text-properties officeooo:rsid="008b8d1b" officeooo:paragraph-rsid="00988429"/>
    </style:style>
    <style:style style:name="P163" style:family="paragraph" style:parent-style-name="Text_20_body" style:list-style-name="L11">
      <style:text-properties officeooo:rsid="009c5aef" officeooo:paragraph-rsid="009c5aef"/>
    </style:style>
    <style:style style:name="P164" style:family="paragraph" style:parent-style-name="Text_20_body" style:list-style-name="L25">
      <style:text-properties officeooo:rsid="00988429" officeooo:paragraph-rsid="00988429"/>
    </style:style>
    <style:style style:name="P165" style:family="paragraph" style:parent-style-name="Text_20_body" style:list-style-name="L27">
      <style:text-properties officeooo:rsid="00988429" officeooo:paragraph-rsid="009e8bf5"/>
    </style:style>
    <style:style style:name="P166" style:family="paragraph" style:parent-style-name="Text_20_body" style:list-style-name="L27">
      <style:text-properties officeooo:rsid="00988429" officeooo:paragraph-rsid="00a57486"/>
    </style:style>
    <style:style style:name="P167" style:family="paragraph" style:parent-style-name="Text_20_body">
      <style:paragraph-properties fo:text-align="justify" style:justify-single-word="false"/>
      <style:text-properties officeooo:rsid="0084b945" officeooo:paragraph-rsid="009e8bf5" fo:background-color="#cccccc"/>
    </style:style>
    <style:style style:name="P168" style:family="paragraph" style:parent-style-name="Text_20_body" style:list-style-name="L29"/>
    <style:style style:name="P169" style:family="paragraph" style:parent-style-name="Text_20_body" style:list-style-name="L26">
      <style:text-properties officeooo:paragraph-rsid="009e8bf5"/>
    </style:style>
    <style:style style:name="P170" style:family="paragraph" style:parent-style-name="Text_20_body" style:list-style-name="L26">
      <style:text-properties officeooo:paragraph-rsid="00a3d48d"/>
    </style:style>
    <style:style style:name="P171" style:family="paragraph" style:parent-style-name="Text_20_body" style:list-style-name="L26">
      <style:text-properties officeooo:paragraph-rsid="00a4fd94"/>
    </style:style>
    <style:style style:name="P172" style:family="paragraph" style:parent-style-name="Text_20_body" style:list-style-name="L27">
      <style:text-properties officeooo:paragraph-rsid="00a57486"/>
    </style:style>
    <style:style style:name="P1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T30" style:family="text">
      <style:text-properties officeooo:rsid="00994687"/>
    </style:style>
    <style:style style:name="T31" style:family="text">
      <style:text-properties officeooo:rsid="008b8d1b"/>
    </style:style>
    <style:style style:name="T32" style:family="text">
      <style:text-properties officeooo:rsid="009e8bf5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a2b504"/>
    </style:style>
    <style:style style:name="T35" style:family="text">
      <style:text-properties officeooo:rsid="00a3d48d"/>
    </style:style>
    <style:style style:name="T36" style:family="text">
      <style:text-properties officeooo:rsid="00a4fd94"/>
    </style:style>
    <style:style style:name="T37" style:family="text">
      <style:text-properties officeooo:rsid="00988429"/>
    </style:style>
    <style:style style:name="T38" style:family="text">
      <style:text-properties officeooo:rsid="00a57486"/>
    </style:style>
    <style:style style:name="T39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8" draw:style-name="gr1"><draw:frame draw:name="Picture 2" draw:style-name="gr2" draw:text-style-name="P17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7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4">RIPEA: </text:span>Control de versions</text:p>
      <text:p text:style-name="P25"><text:span text:style-name="T4">desembre </text:span>de <text:span text:style-name="T2">2018</text:span></text:p>
      <text:p text:style-name="P26">Serveis d’Administració Electrònica en el Govern de les Illes Balears</text:p>
      <text:p text:style-name="P27">Lot 3 (Serveis de tramitació d’expedients electrònics)</text:p>
      <text:p text:style-name="P27"/>
      <text:p text:style-name="P27"/>
      <text:p text:style-name="P27"/>
      <text:p text:style-name="P27"/>
      <text:p text:style-name="P28">Oficina Tècnica de Direcció de Projecte</text:p>
      <text:list xml:id="list2649761612" text:style-name="Outline">
        <text:list-header>
          <text:h text:style-name="P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1">Data</text:p>
          </table:table-cell>
          <table:table-cell table:style-name="Taula1.B2" office:value-type="string">
            <text:p text:style-name="P32">Autor</text:p>
          </table:table-cell>
          <table:table-cell table:style-name="Taula1.B2" office:value-type="string">
            <text:p text:style-name="P32">Versió</text:p>
          </table:table-cell>
          <table:table-cell table:style-name="Taula1.D2" office:value-type="string">
            <text:p text:style-name="P32">Canvis</text:p>
          </table:table-cell>
        </table:table-row>
        <table:table-row table:style-name="Taula1.1">
          <table:table-cell table:style-name="Taula1.A3" office:value-type="string">
            <text:p text:style-name="P3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5">Límit Tecnologies</text:p>
          </table:table-cell>
          <table:table-cell table:style-name="Taula1.C3" office:value-type="string">
            <text:p text:style-name="P33">1.0</text:p>
          </table:table-cell>
          <table:table-cell table:style-name="Taula1.D3" office:value-type="string">
            <text:p text:style-name="P33">Versió inicial</text:p>
          </table:table-cell>
        </table:table-row>
        <table:table-row table:style-name="Taula1.1">
          <table:table-cell table:style-name="Taula1.A4" office:value-type="string">
            <text:p text:style-name="P34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6">Límit Tecnologies</text:p>
          </table:table-cell>
          <table:table-cell table:style-name="Taula1.C4" office:value-type="string">
            <text:p text:style-name="P37">1.1</text:p>
          </table:table-cell>
          <table:table-cell table:style-name="Taula1.D4" office:value-type="string">
            <text:p text:style-name="P33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7">25/04/2019</text:p>
          </table:table-cell>
          <table:table-cell table:style-name="Taula1.B5" office:value-type="string">
            <text:p text:style-name="P36">Límit Tecnologies</text:p>
          </table:table-cell>
          <table:table-cell table:style-name="Taula1.C5" office:value-type="string">
            <text:p text:style-name="P37">1.2</text:p>
          </table:table-cell>
          <table:table-cell table:style-name="Taula1.D5" office:value-type="string">
            <text:p text:style-name="P33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8"/>
          </table:table-cell>
          <table:table-cell table:style-name="Taula1.B6" office:value-type="string">
            <text:p text:style-name="P38"/>
          </table:table-cell>
          <table:table-cell table:style-name="Taula1.C6" office:value-type="string">
            <text:p text:style-name="P38"/>
          </table:table-cell>
          <table:table-cell table:style-name="Taula1.D6" office:value-type="string">
            <text:p text:style-name="P3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1">Nom</text:p>
          </table:table-cell>
          <table:table-cell table:style-name="Taula2.B2" office:value-type="string">
            <text:p text:style-name="P32">Data</text:p>
          </table:table-cell>
          <table:table-cell table:style-name="Taula2.C2" office:value-type="string">
            <text:p text:style-name="P32">Àrea, departament o empresa</text:p>
          </table:table-cell>
        </table:table-row>
        <table:table-row table:style-name="Taula2.1">
          <table:table-cell table:style-name="Taula2.A3" office:value-type="string">
            <text:p text:style-name="P33"/>
          </table:table-cell>
          <table:table-cell table:style-name="Taula2.B3" office:value-type="string">
            <text:p text:style-name="P33"/>
          </table:table-cell>
          <table:table-cell table:style-name="Taula2.C3" office:value-type="string">
            <text:p text:style-name="P33"/>
          </table:table-cell>
        </table:table-row>
        <table:table-row table:style-name="Taula2.1">
          <table:table-cell table:style-name="Taula2.A4" office:value-type="string">
            <text:p text:style-name="P38"/>
          </table:table-cell>
          <table:table-cell table:style-name="Taula2.B4" office:value-type="string">
            <text:p text:style-name="P38"/>
          </table:table-cell>
          <table:table-cell table:style-name="Taula2.C4" office:value-type="string">
            <text:p text:style-name="P38"/>
          </table:table-cell>
        </table:table-row>
        <table:table-row table:style-name="Taula2.1">
          <table:table-cell table:style-name="Taula2.A5" office:value-type="string">
            <text:p text:style-name="P38"/>
          </table:table-cell>
          <table:table-cell table:style-name="Taula2.B5" office:value-type="string">
            <text:p text:style-name="P38"/>
          </table:table-cell>
          <table:table-cell table:style-name="Taula2.C5" office:value-type="string">
            <text:p text:style-name="P38"/>
          </table:table-cell>
        </table:table-row>
        <table:table-row table:style-name="Taula2.1">
          <table:table-cell table:style-name="Taula2.A6" office:value-type="string">
            <text:p text:style-name="P38"/>
          </table:table-cell>
          <table:table-cell table:style-name="Taula2.B6" office:value-type="string">
            <text:p text:style-name="P38"/>
          </table:table-cell>
          <table:table-cell table:style-name="Taula2.C6" office:value-type="string">
            <text:p text:style-name="P3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1">Nom</text:p>
          </table:table-cell>
          <table:table-cell table:style-name="Taula3.B2" office:value-type="string">
            <text:p text:style-name="P32">Data</text:p>
          </table:table-cell>
          <table:table-cell table:style-name="Taula3.C2" office:value-type="string">
            <text:p text:style-name="P32">Àrea, departament o empresa</text:p>
          </table:table-cell>
        </table:table-row>
        <table:table-row table:style-name="Taula3.1">
          <table:table-cell table:style-name="Taula3.A3" office:value-type="string">
            <text:p text:style-name="P33"/>
          </table:table-cell>
          <table:table-cell table:style-name="Taula3.B3" office:value-type="string">
            <text:p text:style-name="P33"/>
          </table:table-cell>
          <table:table-cell table:style-name="Taula3.C3" office:value-type="string">
            <text:p text:style-name="P33"/>
          </table:table-cell>
        </table:table-row>
        <table:table-row table:style-name="Taula3.1">
          <table:table-cell table:style-name="Taula3.A4" office:value-type="string">
            <text:p text:style-name="P38"/>
          </table:table-cell>
          <table:table-cell table:style-name="Taula3.B4" office:value-type="string">
            <text:p text:style-name="P38"/>
          </table:table-cell>
          <table:table-cell table:style-name="Taula3.C4" office:value-type="string">
            <text:p text:style-name="P38"/>
          </table:table-cell>
        </table:table-row>
        <table:table-row table:style-name="Taula3.1">
          <table:table-cell table:style-name="Taula3.A5" office:value-type="string">
            <text:p text:style-name="P38"/>
          </table:table-cell>
          <table:table-cell table:style-name="Taula3.B5" office:value-type="string">
            <text:p text:style-name="P38"/>
          </table:table-cell>
          <table:table-cell table:style-name="Taula3.C5" office:value-type="string">
            <text:p text:style-name="P38"/>
          </table:table-cell>
        </table:table-row>
        <table:table-row table:style-name="Taula3.1">
          <table:table-cell table:style-name="Taula3.A6" office:value-type="string">
            <text:p text:style-name="P38"/>
          </table:table-cell>
          <table:table-cell table:style-name="Taula3.B6" office:value-type="string">
            <text:p text:style-name="P38"/>
          </table:table-cell>
          <table:table-cell table:style-name="Taula3.C6" office:value-type="string">
            <text:p text:style-name="P3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1">Nom</text:p>
          </table:table-cell>
          <table:table-cell table:style-name="Taula6.B2" office:value-type="string">
            <text:p text:style-name="P32">Àrea, departament o empresa</text:p>
          </table:table-cell>
          <table:table-cell table:style-name="Taula6.C2" office:value-type="string">
            <text:p text:style-name="P32">Correu electrònic</text:p>
          </table:table-cell>
        </table:table-row>
        <table:table-row table:style-name="Taula6.1">
          <table:table-cell table:style-name="Taula6.A3" office:value-type="string">
            <text:p text:style-name="P33"/>
          </table:table-cell>
          <table:table-cell table:style-name="Taula6.B3" office:value-type="string">
            <text:p text:style-name="P33"/>
          </table:table-cell>
          <table:table-cell table:style-name="Taula6.C3" office:value-type="string">
            <text:p text:style-name="P33"/>
          </table:table-cell>
        </table:table-row>
        <table:table-row table:style-name="Taula6.1">
          <table:table-cell table:style-name="Taula6.A4" office:value-type="string">
            <text:p text:style-name="P38"/>
          </table:table-cell>
          <table:table-cell table:style-name="Taula6.B4" office:value-type="string">
            <text:p text:style-name="P38"/>
          </table:table-cell>
          <table:table-cell table:style-name="Taula6.C4" office:value-type="string">
            <text:p text:style-name="P38"/>
          </table:table-cell>
        </table:table-row>
        <table:table-row table:style-name="Taula6.1">
          <table:table-cell table:style-name="Taula6.A5" office:value-type="string">
            <text:p text:style-name="P38"/>
          </table:table-cell>
          <table:table-cell table:style-name="Taula6.B5" office:value-type="string">
            <text:p text:style-name="P38"/>
          </table:table-cell>
          <table:table-cell table:style-name="Taula6.C5" office:value-type="string">
            <text:p text:style-name="P38"/>
          </table:table-cell>
        </table:table-row>
        <table:table-row table:style-name="Taula6.1">
          <table:table-cell table:style-name="Taula6.A6" office:value-type="string">
            <text:p text:style-name="P38"/>
          </table:table-cell>
          <table:table-cell table:style-name="Taula6.B6" office:value-type="string">
            <text:p text:style-name="P38"/>
          </table:table-cell>
          <table:table-cell table:style-name="Taula6.C6" office:value-type="string">
            <text:p text:style-name="P38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7"><text:a xlink:type="simple" xlink:href="#__RefHeading___Toc21421_3940995463" text:style-name="Index_20_Link" text:visited-style-name="Index_20_Link">Control de versions del document<text:tab/>2</text:a></text:p>
          <text:p text:style-name="P77"><text:a xlink:type="simple" xlink:href="#__RefHeading___Toc21295_3940995463" text:style-name="Index_20_Link" text:visited-style-name="Index_20_Link">1.Versió 0.9.65<text:tab/>4</text:a></text:p>
          <text:p text:style-name="P78"><text:a xlink:type="simple" xlink:href="#__RefHeading___Toc660_249985081" text:style-name="Index_20_Link" text:visited-style-name="Index_20_Link">Modificacions incloses dins aquesta versió<text:tab/>4</text:a></text:p>
          <text:p text:style-name="P78"><text:a xlink:type="simple" xlink:href="#__RefHeading___Toc662_249985081" text:style-name="Index_20_Link" text:visited-style-name="Index_20_Link">Canvis en la base de dades<text:tab/>4</text:a></text:p>
          <text:p text:style-name="P78"><text:a xlink:type="simple" xlink:href="#__RefHeading___Toc664_249985081" text:style-name="Index_20_Link" text:visited-style-name="Index_20_Link">Canvis en les propietats de l’aplicació<text:tab/>5</text:a></text:p>
          <text:p text:style-name="P77"><text:a xlink:type="simple" xlink:href="#__RefHeading___Toc676_1323820488" text:style-name="Index_20_Link" text:visited-style-name="Index_20_Link">2.Versió 0.9.66<text:tab/>6</text:a></text:p>
          <text:p text:style-name="P78"><text:a xlink:type="simple" xlink:href="#__RefHeading___Toc660_2499850811" text:style-name="Index_20_Link" text:visited-style-name="Index_20_Link">Modificacions incloses dins aquesta versió<text:tab/>6</text:a></text:p>
          <text:p text:style-name="P78"><text:a xlink:type="simple" xlink:href="#__RefHeading___Toc771_440738018" text:style-name="Index_20_Link" text:visited-style-name="Index_20_Link">Canvis en la base de dades<text:tab/>7</text:a></text:p>
          <text:p text:style-name="P78"><text:a xlink:type="simple" xlink:href="#__RefHeading___Toc664_2499850811" text:style-name="Index_20_Link" text:visited-style-name="Index_20_Link">Canvis en les propietats de l’aplicació<text:tab/>7</text:a></text:p>
          <text:p text:style-name="P77"><text:a xlink:type="simple" xlink:href="#__RefHeading___Toc839_239596029" text:style-name="Index_20_Link" text:visited-style-name="Index_20_Link">3.Versió 0.9.67<text:tab/>8</text:a></text:p>
          <text:p text:style-name="P78"><text:a xlink:type="simple" xlink:href="#__RefHeading___Toc660_24998508111" text:style-name="Index_20_Link" text:visited-style-name="Index_20_Link">Modificacions incloses dins aquesta versió<text:tab/>8</text:a></text:p>
          <text:p text:style-name="P78"><text:a xlink:type="simple" xlink:href="#__RefHeading___Toc998_1806918254" text:style-name="Index_20_Link" text:visited-style-name="Index_20_Link">Canvis en la base de dades<text:tab/>8</text:a></text:p>
          <text:p text:style-name="P78"><text:a xlink:type="simple" xlink:href="#__RefHeading___Toc664_24998508111" text:style-name="Index_20_Link" text:visited-style-name="Index_20_Link">Canvis en les propietats de l’aplicació<text:tab/>9</text:a></text:p>
          <text:p text:style-name="P77"><text:a xlink:type="simple" xlink:href="#__RefHeading___Toc1000_1806918254" text:style-name="Index_20_Link" text:visited-style-name="Index_20_Link">4.Versió 0.9.68<text:tab/>10</text:a></text:p>
          <text:p text:style-name="P78"><text:a xlink:type="simple" xlink:href="#__RefHeading___Toc660_249985081111" text:style-name="Index_20_Link" text:visited-style-name="Index_20_Link">Modificacions incloses dins aquesta versió<text:tab/>10</text:a></text:p>
          <text:p text:style-name="P78"><text:a xlink:type="simple" xlink:href="#__RefHeading___Toc1002_1806918254" text:style-name="Index_20_Link" text:visited-style-name="Index_20_Link">Canvis en la base de dades<text:tab/>10</text:a></text:p>
          <text:p text:style-name="P78"><text:a xlink:type="simple" xlink:href="#__RefHeading___Toc664_249985081111" text:style-name="Index_20_Link" text:visited-style-name="Index_20_Link">Canvis en les propietats de l’aplicació<text:tab/>11</text:a></text:p>
          <text:p text:style-name="P77"><text:a xlink:type="simple" xlink:href="#__RefHeading___Toc1004_1806918254" text:style-name="Index_20_Link" text:visited-style-name="Index_20_Link">5.Versió 0.9.68.1<text:tab/>12</text:a></text:p>
          <text:p text:style-name="P78"><text:a xlink:type="simple" xlink:href="#__RefHeading___Toc660_2499850811111" text:style-name="Index_20_Link" text:visited-style-name="Index_20_Link">Modificacions incloses dins aquesta versió<text:tab/>12</text:a></text:p>
          <text:p text:style-name="P78"><text:a xlink:type="simple" xlink:href="#__RefHeading___Toc1006_1806918254" text:style-name="Index_20_Link" text:visited-style-name="Index_20_Link">Canvis en la base de dades<text:tab/>12</text:a></text:p>
          <text:p text:style-name="P78"><text:a xlink:type="simple" xlink:href="#__RefHeading___Toc664_2499850811111" text:style-name="Index_20_Link" text:visited-style-name="Index_20_Link">Canvis en les propietats de l’aplicació<text:tab/>12</text:a></text:p>
          <text:p text:style-name="P77"><text:a xlink:type="simple" xlink:href="#__RefHeading___Toc1004_18069182541" text:style-name="Index_20_Link" text:visited-style-name="Index_20_Link">6.Versió 0.9.69<text:tab/>13</text:a></text:p>
          <text:p text:style-name="P78"><text:a xlink:type="simple" xlink:href="#__RefHeading___Toc660_24998508111111" text:style-name="Index_20_Link" text:visited-style-name="Index_20_Link">Modificacions incloses dins aquesta versió<text:tab/>13</text:a></text:p>
          <text:p text:style-name="P78"><text:a xlink:type="simple" xlink:href="#__RefHeading___Toc1006_18069182541" text:style-name="Index_20_Link" text:visited-style-name="Index_20_Link">Canvis en la base de dades<text:tab/>13</text:a></text:p>
          <text:p text:style-name="P78"><text:a xlink:type="simple" xlink:href="#__RefHeading___Toc664_24998508111111" text:style-name="Index_20_Link" text:visited-style-name="Index_20_Link">Canvis en les propietats de l’aplicació<text:tab/>13</text:a></text:p>
          <text:p text:style-name="P77"><text:a xlink:type="simple" xlink:href="#__RefHeading___Toc1402_1754695317" text:style-name="Index_20_Link" text:visited-style-name="Index_20_Link">7.Versió 0.9.70<text:tab/>15</text:a></text:p>
          <text:p text:style-name="P78"><text:a xlink:type="simple" xlink:href="#__RefHeading___Toc660_249985081111111" text:style-name="Index_20_Link" text:visited-style-name="Index_20_Link">Modificacions incloses dins aquesta versió<text:tab/>15</text:a></text:p>
          <text:p text:style-name="P78"><text:a xlink:type="simple" xlink:href="#__RefHeading___Toc1006_180691825411" text:style-name="Index_20_Link" text:visited-style-name="Index_20_Link">Canvis en la base de dades<text:tab/>15</text:a></text:p>
          <text:p text:style-name="P78"><text:a xlink:type="simple" xlink:href="#__RefHeading___Toc664_249985081111111" text:style-name="Index_20_Link" text:visited-style-name="Index_20_Link">Canvis en les propietats de l’aplicació<text:tab/>15</text:a></text:p>
          <text:p text:style-name="P77"><text:a xlink:type="simple" xlink:href="#__RefHeading___Toc1404_1754695317" text:style-name="Index_20_Link" text:visited-style-name="Index_20_Link">8.Versió 0.9.71<text:tab/>16</text:a></text:p>
          <text:p text:style-name="P78"><text:a xlink:type="simple" xlink:href="#__RefHeading___Toc660_2499850811111111" text:style-name="Index_20_Link" text:visited-style-name="Index_20_Link">Modificacions incloses dins aquesta versió<text:tab/>16</text:a></text:p>
          <text:p text:style-name="P78"><text:a xlink:type="simple" xlink:href="#__RefHeading___Toc1006_1806918254111" text:style-name="Index_20_Link" text:visited-style-name="Index_20_Link">Canvis en la base de dades<text:tab/>16</text:a></text:p>
          <text:p text:style-name="P78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91753033253453" text:continue-numbering="true" text:style-name="Outline">
        <text:list-item>
          <text:h text:style-name="P8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0"/>
          </table:table-cell>
        </table:table-row>
      </table:table>
      <text:p text:style-name="P39"/>
      <text:h text:style-name="P93" text:outline-level="2"><text:bookmark-start text:name="__RefHeading___Toc660_249985081"/>Modificacions incloses dins aquesta versió<text:bookmark-end text:name="__RefHeading___Toc660_249985081"/></text:h>
      <text:list xml:id="list2961499053" text:style-name="L1">
        <text:list-item>
          <text:p text:style-name="P10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9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0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9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09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10"/>
          <text:p text:style-name="P111"/>
        </text:list-item>
      </text:list>
      <text:h text:style-name="P93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422895821" text:style-name="L2">
        <text:list-item>
          <text:p text:style-name="P112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14">225.sql: <text:span text:style-name="T9">Crear taula IPA_EXP_COMMENT i restriccions</text:span></text:p>
        </text:list-item>
        <text:list-item>
          <text:p text:style-name="P115">228.sql: Crear taula IPA_EXPEDIENT_ESTAT <text:span text:style-name="T9">i restriccions</text:span></text:p>
        </text:list-item>
        <text:list-item>
          <text:p text:style-name="P116">229.sql: Afegir columnes a l'entitat <text:span text:style-name="T10">per logotip i capçalera</text:span></text:p>
        </text:list-item>
      </text:list>
      <text:h text:style-name="P9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09556818" text:style-name="L3">
        <text:list-item>
          <text:p text:style-name="P117">222.properties: Poder configurar, mitjançant una property, que l'opció de “Crear carpeta” estigui deshabilitada. </text:p>
        </text:list-item>
        <text:list-item>
          <text:p text:style-name="P120">229.properties: Properties per logotip i capçalera </text:p>
        </text:list-item>
      </text:list>
      <text:p text:style-name="P47"/>
      <text:p text:style-name="P47"/>
      <text:list xml:id="list91752186255175" text:continue-list="list91753033253453" text:style-name="Outline">
        <text:list-item>
          <text:h text:style-name="P8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8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1"/>
          </table:table-cell>
        </table:table-row>
      </table:table>
      <text:p text:style-name="P46"/>
      <text:h text:style-name="P94" text:outline-level="2"><text:bookmark-start text:name="__RefHeading___Toc660_2499850811"/>Modificacions incloses dins aquesta versió<text:bookmark-end text:name="__RefHeading___Toc660_2499850811"/></text:h>
      <text:list xml:id="list91752439347400" text:continue-list="list2961499053" text:style-name="L1">
        <text:list-item>
          <text:p text:style-name="P121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21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21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21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21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21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21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21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21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21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21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21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21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21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21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21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21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21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21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21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21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21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21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5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91752058049346" text:continue-list="list422895821" text:style-name="L2">
        <text:list-item>
          <text:p text:style-name="P113"><text:span text:style-name="T12">261</text:span>.<text:span text:style-name="T6">sql</text:span></text:p>
        </text:list-item>
        <text:list-item>
          <text:p text:style-name="P122">270.sql</text:p>
        </text:list-item>
      </text:list>
      <text:h text:style-name="P95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690529574" text:style-name="L4">
        <text:list-item>
          <text:p text:style-name="P118"><text:span text:style-name="T12">261</text:span>.properties</text:p>
        </text:list-item>
        <text:list-item>
          <text:p text:style-name="P119"><text:span text:style-name="T12">274</text:span>.properties</text:p>
        </text:list-item>
      </text:list>
      <text:list xml:id="list91753934741643" text:continue-list="list91752186255175" text:style-name="Outline">
        <text:list-item>
          <text:h text:style-name="P8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2"/>
          </table:table-cell>
        </table:table-row>
      </table:table>
      <text:p text:style-name="P59"/>
      <text:h text:style-name="P96" text:outline-level="2"><text:bookmark-start text:name="__RefHeading___Toc660_24998508111"/>Modificacions incloses dins aquesta versió<text:bookmark-end text:name="__RefHeading___Toc660_24998508111"/></text:h>
      <text:list xml:id="list1538397696" text:style-name="L5">
        <text:list-item>
          <text:p text:style-name="P12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2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24"/>
          <text:p text:style-name="P123"/>
        </text:list-item>
      </text:list>
      <text:h text:style-name="P97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91751893335718" text:continue-list="list91752058049346" text:style-name="L2">
        <text:list-item>
          <text:p text:style-name="P125">275.oracle.sql</text:p>
        </text:list-item>
        <text:list-item>
          <text:p text:style-name="P125"><text:soft-page-break/>275.postgres.sql</text:p>
        </text:list-item>
        <text:list-item>
          <text:p text:style-name="P125">287.oracle.sql</text:p>
        </text:list-item>
        <text:list-item>
          <text:p text:style-name="P125">287.postgres.sql</text:p>
        </text:list-item>
        <text:list-item>
          <text:p text:style-name="P125">289.oracle.sql</text:p>
        </text:list-item>
        <text:list-item>
          <text:p text:style-name="P125">289.postgres.sql</text:p>
        </text:list-item>
      </text:list>
      <text:h text:style-name="P97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4274333351" text:style-name="L6">
        <text:list-item>
          <text:p text:style-name="P126">275.properties</text:p>
        </text:list-item>
        <text:list-item>
          <text:p text:style-name="P126">282.properties</text:p>
        </text:list-item>
        <text:list-item>
          <text:p text:style-name="P126">289.properties</text:p>
        </text:list-item>
      </text:list>
      <text:p text:style-name="P60"/>
      <text:list xml:id="list91753047199396" text:continue-list="list91753934741643" text:style-name="Outline">
        <text:list-item>
          <text:h text:style-name="P84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3"/>
          </table:table-cell>
        </table:table-row>
      </table:table>
      <text:p text:style-name="P61"/>
      <text:h text:style-name="P98" text:outline-level="2"><text:bookmark-start text:name="__RefHeading___Toc660_249985081111"/>Modificacions incloses dins aquesta versió<text:bookmark-end text:name="__RefHeading___Toc660_249985081111"/></text:h>
      <text:list xml:id="list91752043504292" text:continue-list="list1538397696" text:style-name="L5">
        <text:list-item>
          <text:p text:style-name="P12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2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2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2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2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2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2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2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2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2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2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2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2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8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2491502568" text:style-name="L7">
        <text:list-item>
          <text:p text:style-name="P128">296.oracle.sql</text:p>
        </text:list-item>
        <text:list-item>
          <text:p text:style-name="P128">296.postgresql.sql</text:p>
        </text:list-item>
        <text:list-item>
          <text:p text:style-name="P128">301.oracle.sql</text:p>
        </text:list-item>
        <text:list-item>
          <text:p text:style-name="P128">301.postgresql.sql</text:p>
        </text:list-item>
        <text:list-item>
          <text:p text:style-name="P128">305.oracle.sql</text:p>
        </text:list-item>
        <text:list-item>
          <text:p text:style-name="P128">305.postresql.sql</text:p>
        </text:list-item>
        <text:list-item>
          <text:p text:style-name="P128"><text:soft-page-break/>307.oracle.sql</text:p>
        </text:list-item>
        <text:list-item>
          <text:p text:style-name="P128">307.postresql.sql</text:p>
        </text:list-item>
      </text:list>
      <text:h text:style-name="P98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3139729743" text:style-name="L8">
        <text:list-item>
          <text:p text:style-name="P133">Sense canvis</text:p>
        </text:list-item>
      </text:list>
      <text:list xml:id="list91753318267069" text:continue-list="list91753047199396" text:style-name="Outline">
        <text:list-item>
          <text:h text:style-name="P85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4"/>
          </table:table-cell>
        </table:table-row>
      </table:table>
      <text:p text:style-name="P62"/>
      <text:h text:style-name="P99" text:outline-level="2"><text:bookmark-start text:name="__RefHeading___Toc660_2499850811111"/>Modificacions incloses dins aquesta versió<text:bookmark-end text:name="__RefHeading___Toc660_2499850811111"/></text:h>
      <text:list xml:id="list91753078933968" text:continue-list="list91752043504292" text:style-name="L5">
        <text:list-item>
          <text:p text:style-name="P13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9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2760214317" text:style-name="L9">
        <text:list-item>
          <text:p text:style-name="P134">Sense canvis</text:p>
        </text:list-item>
      </text:list>
      <text:h text:style-name="P99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3768962438" text:style-name="L10">
        <text:list-item>
          <text:p text:style-name="P135">Sense canvis</text:p>
        </text:list-item>
      </text:list>
      <text:list xml:id="list91752282376708" text:continue-list="list91753318267069" text:style-name="Outline">
        <text:list-item>
          <text:h text:style-name="P86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3">Modificació i esborrat de documents firmats, firma biomètrica i solució de bugs.</text:p>
          </table:table-cell>
        </table:table-row>
      </table:table>
      <text:list xml:id="list91752013478049" text:continue-numbering="true" text:style-name="Outline">
        <text:list-header>
          <text:h text:style-name="P100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083532931" text:style-name="L11">
        <text:list-item>
          <text:p text:style-name="P139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3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3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3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3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3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3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3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3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3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3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3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91752858695446" text:continue-list="list91752013478049" text:style-name="Outline">
        <text:list-item>
          <text:list>
            <text:list-header>
              <text:h text:style-name="P100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506861917" text:style-name="L12">
        <text:list-item>
          <text:p text:style-name="P129">30<text:span text:style-name="T24">0</text:span>.oracle.sql</text:p>
        </text:list-item>
        <text:list-item>
          <text:p text:style-name="P129">30<text:span text:style-name="T24">0</text:span>.postresql.sql</text:p>
        </text:list-item>
        <text:list-item>
          <text:p text:style-name="P130">30<text:span text:style-name="T20">2</text:span>.oracle.sql</text:p>
        </text:list-item>
        <text:list-item>
          <text:p text:style-name="P130">30<text:span text:style-name="T20">2</text:span>.postresql.sql</text:p>
        </text:list-item>
        <text:list-item>
          <text:p text:style-name="P131">3<text:span text:style-name="T21">15</text:span>.oracle.sql</text:p>
        </text:list-item>
        <text:list-item>
          <text:p text:style-name="P131">3<text:span text:style-name="T21">15</text:span>.postresql.sql</text:p>
        </text:list-item>
      </text:list>
      <text:list xml:id="list91753317635075" text:continue-list="list91752858695446" text:style-name="Outline">
        <text:list-header>
          <text:h text:style-name="P100" text:outline-level="2" text:is-list-header="true"><text:bookmark-start text:name="__RefHeading___Toc664_24998508111111"/><text:soft-page-break/>Canvis <text:span text:style-name="T5">en</text:span> les propietats de l’aplicació<text:bookmark-end text:name="__RefHeading___Toc664_24998508111111"/></text:h>
        </text:list-header>
      </text:list>
      <text:list xml:id="list2706932161" text:style-name="L13">
        <text:list-item>
          <text:p text:style-name="P140">302.properties</text:p>
        </text:list-item>
      </text:list>
      <text:p text:style-name="P70"/>
      <text:p text:style-name="P70"/>
      <text:list xml:id="list91751912551384" text:continue-list="list91753317635075" text:style-name="Outline">
        <text:list-item>
          <text:h text:style-name="P87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4"/>
          </table:table-cell>
        </table:table-row>
      </table:table>
      <text:list xml:id="list91753506355533" text:continue-numbering="true" text:style-name="Outline">
        <text:list-header>
          <text:h text:style-name="P101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1752226326555" text:continue-list="list1083532931" text:style-name="L11">
        <text:list-item>
          <text:p text:style-name="P14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4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4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4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4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4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1752918967134" text:continue-list="list91753506355533" text:style-name="Outline">
        <text:list-header>
          <text:h text:style-name="P101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074158640" text:style-name="L14">
        <text:list-item>
          <text:p text:style-name="P132">3<text:span text:style-name="T23">11</text:span>.oracle.sql</text:p>
        </text:list-item>
        <text:list-item>
          <text:p text:style-name="P132">3<text:span text:style-name="T23">11</text:span>.postresql.sql</text:p>
        </text:list-item>
      </text:list>
      <text:list xml:id="list91753273009788" text:continue-list="list91752918967134" text:style-name="Outline">
        <text:list-header>
          <text:h text:style-name="P101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2639284957" text:style-name="L15">
        <text:list-item>
          <text:p text:style-name="P141">3<text:span text:style-name="T23">28</text:span>.properties</text:p>
        </text:list-item>
      </text:list>
      <text:p text:style-name="P71"/>
      <text:list xml:id="list91752719976215" text:continue-list="list91753273009788" text:style-name="Outline">
        <text:list-item>
          <text:h text:style-name="P88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4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5"/>
          </table:table-cell>
        </table:table-row>
      </table:table>
      <text:list xml:id="list91752560123791" text:continue-numbering="true" text:style-name="Outline">
        <text:list-header>
          <text:h text:style-name="P102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1752998625091" text:continue-list="list91752226326555" text:style-name="L11">
        <text:list-item>
          <text:p text:style-name="P14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4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4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4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4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4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4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4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4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4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1752935072005" text:continue-list="list91752560123791" text:style-name="Outline">
        <text:list-item>
          <text:list>
            <text:list-header>
              <text:h text:style-name="P102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1487206865" text:style-name="L16">
        <text:list-item>
          <text:p text:style-name="P145">346.oracle.sql</text:p>
        </text:list-item>
        <text:list-item>
          <text:p text:style-name="P145">346.postgresql.sql</text:p>
        </text:list-item>
      </text:list>
      <text:list xml:id="list91753869049140" text:continue-list="list91752935072005" text:style-name="Outline">
        <text:list-header>
          <text:h text:style-name="P102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1366253226" text:style-name="L17">
        <text:list-item>
          <text:p text:style-name="P146">341.properties</text:p>
        </text:list-item>
      </text:list>
      <text:p text:style-name="P72"/>
      <text:list xml:id="list91753739721058" text:continue-list="list91753869049140" text:style-name="Outline">
        <text:list-item>
          <text:h text:style-name="P89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5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6"/>
          </table:table-cell>
        </table:table-row>
      </table:table>
      <text:list xml:id="list91752823705892" text:continue-numbering="true" text:style-name="Outline">
        <text:list-header>
          <text:h text:style-name="P103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1752752413414" text:continue-list="list91752998625091" text:style-name="L11">
        <text:list-item>
          <text:p text:style-name="P14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59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1753258044118" text:continue-list="list91752823705892" text:style-name="Outline">
        <text:list-item>
          <text:list>
            <text:list-header>
              <text:h text:style-name="P103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2066711373" text:style-name="L18">
        <text:list-item>
          <text:p text:style-name="P148">No canvis</text:p>
        </text:list-item>
      </text:list>
      <text:list xml:id="list91752775874300" text:continue-list="list91753258044118" text:style-name="Outline">
        <text:list-header>
          <text:h text:style-name="P103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689161526" text:style-name="L19">
        <text:list-item>
          <text:p text:style-name="P149">No canvis</text:p>
        </text:list-item>
      </text:list>
      <text:p text:style-name="P73"/>
      <text:list xml:id="list91752798951902" text:continue-list="list91752775874300" text:style-name="Outline">
        <text:list-item>
          <text:h text:style-name="P80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7"/>
          </table:table-cell>
        </table:table-row>
      </table:table>
      <text:list xml:id="list91753310116597" text:continue-numbering="true" text:style-name="Outline">
        <text:list-header>
          <text:h text:style-name="P104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1753381189236" text:continue-list="list91752752413414" text:style-name="L11">
        <text:list-item>
          <text:p text:style-name="P160">#349: Poder seleccionar múltiples documents d'un expedient per descarregar versió imprimible i/o notificar.</text:p>
        </text:list-item>
        <text:list-item>
          <text:p text:style-name="P160">#350: Metaexpedient amb domini i poder filtrar a partir d'aquest domini</text:p>
        </text:list-item>
        <text:list-item>
          <text:p text:style-name="P160">#353: Recerca avançada d'usuaris en creació d'estats</text:p>
        </text:list-item>
        <text:list-item>
          <text:p text:style-name="P160">#355: MetaDocuments genèrics</text:p>
        </text:list-item>
        <text:list-item>
          <text:p text:style-name="P160">#356: Millores referents a les notificacions electròniques</text:p>
        </text:list-item>
        <text:list-item>
          <text:p text:style-name="P160">#358: Poder veure la informació del registre al detalls de notificació</text:p>
        </text:list-item>
        <text:list-item>
          <text:p text:style-name="P160">#360: Recuperar el justificant de recepció i guardar-lo dins l'expedient</text:p>
        </text:list-item>
        <text:list-item>
          <text:p text:style-name="P160">#363: Poder crear carpetes LÒGIQUES. Al SGD no hi haurà carpetes. (activar per propietat)</text:p>
        </text:list-item>
        <text:list-item>
          <text:p text:style-name="P160">#367: Poder cercar per DNI/Nom/Nom d'usuari en la gestió de firmes </text:p>
        </text:list-item>
        <text:list-item>
          <text:p text:style-name="P160"><text:span text:style-name="T27">#</text:span>368: Error llistant els enviaments d'un expedient amb contingut de tipus carpeta i document.</text:p>
        </text:list-item>
        <text:list-item>
          <text:p text:style-name="P160">#369: Integrar RIPEA amb portafib (REST) per poder definir fluxes de firma</text:p>
        </text:list-item>
        <text:list-item>
          <text:p text:style-name="P160">#370: Integrar RIPEA amb el component horitzontal de còpia autèntica DigitalIB</text:p>
        </text:list-item>
        <text:list-item>
          <text:p text:style-name="P160">#371: Manteniment tipus documentals</text:p>
        </text:list-item>
        <text:list-item>
          <text:p text:style-name="P160">#372: Poder triar el tipus de registre a l'hora de fer una importació (opció importar només disponible si s'activa per propietat)</text:p>
        </text:list-item>
        <text:list-item>
          <text:p text:style-name="P160">#373: Modificar la importació de documents per filtrar per tipus de registre (E/S) (opció importar només disponible si s'activa per propietat)</text:p>
        </text:list-item>
        <text:list-item>
          <text:p text:style-name="P160">#374: Poder amagar l'opció de Publicar per propietat (per defecte s'ha de mostrar) </text:p>
        </text:list-item>
        <text:list-item>
          <text:p text:style-name="P160">#375: Millores de l'opció importar documents des de Regweb (opció importar només disponible si s'activa per propietat)</text:p>
        </text:list-item>
        <text:list-item>
          <text:p text:style-name="P160"><text:soft-page-break/>#376: Resoldre bug enviament avís a usuari sense correu.</text:p>
        </text:list-item>
        <text:list-item>
          <text:p text:style-name="P160">#377: Error llistant responsables portafirmes a partir del NIF </text:p>
        </text:list-item>
        <text:list-item>
          <text:p text:style-name="P160">#378: Afegir columna serie al llistat de tipus de documents</text:p>
        </text:list-item>
        <text:list-item>
          <text:p text:style-name="P160">#379: Millores integració Ripea-SGD</text:p>
        </text:list-item>
        <text:list-item>
          <text:p text:style-name="P160">#380: Afegir botó per recuperar url validació document (activar per propietat)</text:p>
        </text:list-item>
        <text:list-item>
          <text:p text:style-name="P160">#381: Millores en la notificació de múltiples documents</text:p>
        </text:list-item>
      </text:list>
      <text:list xml:id="list91752370794003" text:continue-list="list91753310116597" text:style-name="Outline">
        <text:list-item>
          <text:list>
            <text:list-header>
              <text:h text:style-name="P104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2968387135" text:style-name="L20">
        <text:list-item>
          <text:p text:style-name="P150">350.oracle.sql</text:p>
        </text:list-item>
        <text:list-item>
          <text:p text:style-name="P150">350.postgresql.sql</text:p>
        </text:list-item>
        <text:list-item>
          <text:p text:style-name="P150">355.oracle.sql</text:p>
        </text:list-item>
        <text:list-item>
          <text:p text:style-name="P150">355.postgresql.sql</text:p>
        </text:list-item>
        <text:list-item>
          <text:p text:style-name="P150">358.oracle.sql</text:p>
        </text:list-item>
        <text:list-item>
          <text:p text:style-name="P150">358.postgresql.sql</text:p>
        </text:list-item>
        <text:list-item>
          <text:p text:style-name="P150">369.oracle.sql</text:p>
        </text:list-item>
        <text:list-item>
          <text:p text:style-name="P150">369.postgresql.sql</text:p>
        </text:list-item>
        <text:list-item>
          <text:p text:style-name="P150">371.oracle.sql</text:p>
        </text:list-item>
        <text:list-item>
          <text:p text:style-name="P150">371.postgresql.sql</text:p>
        </text:list-item>
      </text:list>
      <text:list xml:id="list91752708501555" text:continue-list="list91752370794003" text:style-name="Outline">
        <text:list-header>
          <text:h text:style-name="P104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2413695999" text:style-name="L21">
        <text:list-item>
          <text:p text:style-name="P151">360.properties</text:p>
        </text:list-item>
        <text:list-item>
          <text:p text:style-name="P151">363.properties</text:p>
        </text:list-item>
        <text:list-item>
          <text:p text:style-name="P151">367.properties</text:p>
        </text:list-item>
        <text:list-item>
          <text:p text:style-name="P151">369.properties</text:p>
        </text:list-item>
        <text:list-item>
          <text:p text:style-name="P151">370.properties</text:p>
        </text:list-item>
        <text:list-item>
          <text:p text:style-name="P151">374.properties</text:p>
        </text:list-item>
        <text:list-item>
          <text:p text:style-name="P151">380.properties</text:p>
        </text:list-item>
      </text:list>
      <text:p text:style-name="P74"/>
      <text:list xml:id="list91752625910847" text:continue-list="list91752708501555" text:style-name="Outline">
        <text:list-item>
          <text:h text:style-name="P90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7">a</text:span></text:p>
          </table:table-cell>
          <table:table-cell table:style-name="Tabela1.B1" office:value-type="string">
            <text:p text:style-name="P5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8"/>
          </table:table-cell>
        </table:table-row>
      </table:table>
      <text:list xml:id="list91753524257313" text:continue-numbering="true" text:style-name="Outline">
        <text:list-header>
          <text:h text:style-name="P105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1752350489774" text:continue-list="list91753381189236" text:style-name="L11">
        <text:list-item>
          <text:p text:style-name="P161">#384: Simplificar operacions d'adjuntar documents a expedients</text:p>
        </text:list-item>
        <text:list-item>
          <text:p text:style-name="P161">#392: Integració amb signatura externa</text:p>
        </text:list-item>
        <text:list-item>
          <text:p text:style-name="P161">#403: Creació de test unitaris JUnit per depurar errors de gestió d'expedients</text:p>
        </text:list-item>
        <text:list-item>
          <text:p text:style-name="P161">#405: Gestió de documents esborranys dins Ripea</text:p>
        </text:list-item>
        <text:list-item>
          <text:p text:style-name="P161">#407: Recuperar enllaç amb CSV dels documents DEFINITIUS (no firmats)</text:p>
        </text:list-item>
        <text:list-item>
          <text:p text:style-name="P161">#408: Treure eliminació d'expedients tancats</text:p>
        </text:list-item>
        <text:list-item>
          <text:p text:style-name="P161">#409: Revisar nom del documents després de firmar</text:p>
        </text:list-item>
        <text:list-item>
          <text:p text:style-name="P161">#410: Afegir segona validació en la importació d'assentaments registrals</text:p>
        </text:list-item>
        <text:list-item>
          <text:p text:style-name="P161">#411: Arreglar visualització dels missatges d'error</text:p>
        </text:list-item>
        <text:list-item>
          <text:p text:style-name="P161">#412: Revisar tipus de document dels interessats (sempre carrega NIF)</text:p>
        </text:list-item>
        <text:list-item>
          <text:p text:style-name="P161">#413: Revisar paginació expedients</text:p>
        </text:list-item>
        <text:list-item>
          <text:p text:style-name="P161">#414: Revisar error a l'hora de guardar certificació de Notific@ dins l'expedient</text:p>
        </text:list-item>
        <text:list-item>
          <text:p text:style-name="P161">#416: Borrar un expedient que no hem agafat</text:p>
        </text:list-item>
        <text:list-item>
          <text:p text:style-name="P161">#417: El camp de municipi surt buid</text:p>
        </text:list-item>
        <text:list-item>
          <text:p text:style-name="P161">#418: Relacionar expedient quan l'usuari no el té agafat</text:p>
        </text:list-item>
        <text:list-item>
          <text:p text:style-name="P161">#419: Llistat d'expedients a relacionar</text:p>
        </text:list-item>
        <text:list-item>
          <text:p text:style-name="P161">#420: Relacionar mutuament dos expedients</text:p>
        </text:list-item>
        <text:list-item>
          <text:p text:style-name="P161">#421: Revisar enviament correu del canvi d'estat d'una notificació</text:p>
        </text:list-item>
        <text:list-item>
          <text:p text:style-name="P161">#422: Falla la creació dels expedients</text:p>
        </text:list-item>
        <text:list-item>
          <text:p text:style-name="P161">#423: Falla la creació del flux de firma quan l'usuari no és Administrador</text:p>
        </text:list-item>
      </text:list>
      <text:list xml:id="list91752028155082" text:continue-list="list91753524257313" text:style-name="Outline">
        <text:list-item>
          <text:list>
            <text:list-header>
              <text:h text:style-name="P105" text:outline-level="2" text:is-list-header="true"><text:bookmark-start text:name="__RefHeading___Toc1006_1806918254111111"/><text:soft-page-break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3758726584" text:style-name="L22">
        <text:list-item>
          <text:p text:style-name="P152">No canvis</text:p>
        </text:list-item>
      </text:list>
      <text:p text:style-name="P75"/>
      <text:list xml:id="list91753624831328" text:continue-list="list91752028155082" text:style-name="Outline">
        <text:list-header>
          <text:h text:style-name="P105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236008340" text:style-name="L23">
        <text:list-item>
          <text:p text:style-name="P153">4<text:span text:style-name="T29">05.properties</text:span></text:p>
        </text:list-item>
      </text:list>
      <text:list xml:id="list91753563292042" text:continue-list="list91753624831328" text:style-name="Outline">
        <text:list-item>
          <text:h text:style-name="P91" text:outline-level="1"><text:span text:style-name="T28">Versió</text:span><text:span text:style-name="T4"> 0.9.74</text:span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17">a</text:span></text:p>
          </table:table-cell>
          <table:table-cell table:style-name="Tabela2.B1" office:value-type="string">
            <text:p text:style-name="P58"><text:date style:data-style-name="N104" text:date-value="2020-09-14T09:17:51.837944467">14.09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69"/>
          </table:table-cell>
        </table:table-row>
      </table:table>
      <text:list xml:id="list91752791849456" text:continue-numbering="true" text:style-name="Outline">
        <text:list-header>
          <text:h text:style-name="P106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1752614381269" text:continue-list="list91752350489774" text:style-name="L11">
        <text:list-item>
          <text:p text:style-name="P162">#332: Error creant un nou expedient amb un registre provinent de regweb-distribució per rol d’usuari</text:p>
        </text:list-item>
        <text:list-item>
          <text:p text:style-name="P162">#334: Revisió/control d’error de BD quan es fa un ‘Reintentar procesamiento’ d’un annex ja fallit</text:p>
        </text:list-item>
        <text:list-item>
          <text:p text:style-name="P162">#342: Comportament de propietats d'enviament de notificació</text:p>
        </text:list-item>
        <text:list-item>
          <text:p text:style-name="P162">#343: <text:s/>Igualar comportament del NOTIB al enviar notificacions des de RIPEA</text:p>
        </text:list-item>
        <text:list-item>
          <text:p text:style-name="P162">#357: Millores referents als enviaments de les notificacions electròniques</text:p>
        </text:list-item>
        <text:list-item>
          <text:p text:style-name="P162">#359: Millores referents a enviaments CIE</text:p>
        </text:list-item>
        <text:list-item>
          <text:p text:style-name="P162">#361: Juntar/relacionar el tema dels estats amb les tasques.</text:p>
        </text:list-item>
        <text:list-item>
          <text:p text:style-name="P162">#362: Data límit per les tasques</text:p>
        </text:list-item>
        <text:list-item>
          <text:p text:style-name="P162">#364: Avís sobre aquells expedients en què hi ha un esdeveniment pendent de gestionar</text:p>
        </text:list-item>
        <text:list-item>
          <text:p text:style-name="P162">#366: Millores en la pantalla de tasques</text:p>
        </text:list-item>
        <text:list-item>
          <text:p text:style-name="P162">#399: Metadades amb dominis i cerca/filtre per valor d'aquests dominis.</text:p>
        </text:list-item>
        <text:list-item>
          <text:p text:style-name="P162">#402: Afegir causa de rebuig a Portafib</text:p>
        </text:list-item>
        <text:list-item>
          <text:p text:style-name="P162">#424: Millorar el sistema de tasques</text:p>
        </text:list-item>
        <text:list-item>
          <text:p text:style-name="P162">#425: Millores al sistema de notificacions</text:p>
        </text:list-item>
        <text:list-item>
          <text:p text:style-name="P162">#429: Modificar tamany de camps de la taula IPA_REGISTRE</text:p>
        </text:list-item>
        <text:list-item>
          <text:p text:style-name="P162">#432: Afegir camp de descripció de document</text:p>
        </text:list-item>
        <text:list-item>
          <text:p text:style-name="P162">#433: Mostrar destinataris del Flux de firmes que hi ha per defecte</text:p>
        </text:list-item>
        <text:list-item>
          <text:p text:style-name="P162">#434: Poder afegir comentari a l'assignació d'una tasca</text:p>
        </text:list-item>
        <text:list-item>
          <text:p text:style-name="P162">#435: Error al crear flux de firmes</text:p>
        </text:list-item>
        <text:list-item>
          <text:p text:style-name="P162">#437: Problemes per editar un flux de firmes existent</text:p>
        </text:list-item>
        <text:list-item>
          <text:p text:style-name="P162"><text:soft-page-break/>#438: No se puede enviar un documento a firmar con un flujo de firmas predefinido</text:p>
        </text:list-item>
        <text:list-item>
          <text:p text:style-name="P162">#439: Tipus de flux de firma Simple: No results found </text:p>
        </text:list-item>
        <text:list-item>
          <text:p text:style-name="P162">#440: Poder mover documentos a carpetas</text:p>
        </text:list-item>
        <text:list-item>
          <text:p text:style-name="P162">#441: Depuració d'errors i millores als fluxos de firma</text:p>
        </text:list-item>
        <text:list-item>
          <text:p text:style-name="P162">#442: Actualitzar UUID de l'expedient una vegada s'ha tancat</text:p>
        </text:list-item>
        <text:list-item>
          <text:p text:style-name="P162">#443: Revisió de literals de fluxos de firma</text:p>
        </text:list-item>
        <text:list-item>
          <text:p text:style-name="P162">#444: Mostrar desplegable amb fluxos de plantilla existents</text:p>
        </text:list-item>
        <text:list-item>
          <text:p text:style-name="P162">#445: Afegir filtre al desplegable de tipus d'expedients</text:p>
        </text:list-item>
        <text:list-item>
          <text:p text:style-name="P162">#447: Afegir el nom del tipus d'expedient al disseny del mateix</text:p>
        </text:list-item>
        <text:list-item>
          <text:p text:style-name="P162">#448: Plantilla de tipus de document no funciona</text:p>
        </text:list-item>
        <text:list-item>
          <text:p text:style-name="P162">#449: Error amb Firma amb passarel·la</text:p>
        </text:list-item>
        <text:list-item>
          <text:p text:style-name="P162">#450: Error al crear un tipus de document amb firma amb portafirmes</text:p>
        </text:list-item>
        <text:list-item>
          <text:p text:style-name="P162">#451: Crear petición de firma con Anexos</text:p>
        </text:list-item>
        <text:list-item>
          <text:p text:style-name="P162">#452: Error AJAX: [0] abort al afegir responsables de firma</text:p>
        </text:list-item>
        <text:list-item>
          <text:p text:style-name="P162">#453: Títol incorrecte per l'edició de tipus de document</text:p>
        </text:list-item>
        <text:list-item>
          <text:p text:style-name="P162">#454: Optimitzar enviament d'anexos en les notificacions</text:p>
        </text:list-item>
        <text:list-item>
          <text:p text:style-name="P162">#455: Revisar codis de pais, província i municipi en l'enviament postal de notificacions</text:p>
        </text:list-item>
        <text:list-item>
          <text:p text:style-name="P162">#458: No ha d'aparèixer el requadre d'arrosegar document si no tens agafada la tasca</text:p>
        </text:list-item>
        <text:list-item>
          <text:p text:style-name="P162">#459: Canviar literal "Estat d'elaboració"</text:p>
        </text:list-item>
        <text:list-item>
          <text:p text:style-name="P162">#461: Error firmant documents que estan dins una carpeta (APB)</text:p>
        </text:list-item>
        <text:list-item>
          <text:p text:style-name="P162">#463: No es pot obrir l'expedient (Error reading 'fitxerExtension' on type es.caib.ripea.core.api.dto.DocumentDto)</text:p>
        </text:list-item>
        <text:list-item>
          <text:p text:style-name="P162">#464: NullPointerException a l'hora de notificar el ZIP resultat d'una concatenació</text:p>
        </text:list-item>
        <text:list-item>
          <text:p text:style-name="P162">#465: Poder concatenar i notificar documents definitius (no firmats)</text:p>
        </text:list-item>
        <text:list-item>
          <text:p text:style-name="P163">#467: <text:span text:style-name="T31">Error en crear document</text:span></text:p>
        </text:list-item>
        <text:list-item>
          <text:p text:style-name="P163">#469: <text:span text:style-name="T31">Error en notificar un document</text:span></text:p>
        </text:list-item>
        <text:list-item>
          <text:p text:style-name="P163">#471 Afegir els detalls de la notificació realitzada</text:p>
        </text:list-item>
        <text:list-item>
          <text:p text:style-name="P163"><text:soft-page-break/>#472 Missatge "Ajax error" al enviar notificació</text:p>
        </text:list-item>
        <text:list-item>
          <text:p text:style-name="P163">#474 Mostrar progrés durant l'enviament d'una notificació</text:p>
        </text:list-item>
        <text:list-item>
          <text:p text:style-name="P163">#476 No es mostren les dades de l'enviament</text:p>
        </text:list-item>
        <text:list-item>
          <text:p text:style-name="P163">#481 Error al menú d'accions d'un expedient</text:p>
        </text:list-item>
      </text:list>
      <text:list xml:id="list91753934864844" text:continue-list="list91752791849456" text:style-name="Outline">
        <text:list-item>
          <text:list>
            <text:list-header>
              <text:h text:style-name="P106" text:outline-level="2" text:is-list-header="true"><text:bookmark-start text:name="__RefHeading___Toc1006_18069182541111111"/>Canvis <text:span text:style-name="T5">en</text:span> <text:span text:style-name="T5">la </text:span>base de dades<text:bookmark-end text:name="__RefHeading___Toc1006_18069182541111111"/></text:h>
            </text:list-header>
          </text:list>
        </text:list-item>
      </text:list>
      <text:list xml:id="list487616124" text:style-name="L24">
        <text:list-item>
          <text:p text:style-name="P154">343.oracle.sql</text:p>
        </text:list-item>
        <text:list-item>
          <text:p text:style-name="P154">343.postgresql.sql</text:p>
        </text:list-item>
        <text:list-item>
          <text:p text:style-name="P154">350.oracle.sql</text:p>
        </text:list-item>
        <text:list-item>
          <text:p text:style-name="P154">350.postgresql.sql</text:p>
        </text:list-item>
        <text:list-item>
          <text:p text:style-name="P154">361.oracle.sql</text:p>
        </text:list-item>
        <text:list-item>
          <text:p text:style-name="P154">361.postresql.sql</text:p>
        </text:list-item>
        <text:list-item>
          <text:p text:style-name="P154">362.oracle.sql</text:p>
        </text:list-item>
        <text:list-item>
          <text:p text:style-name="P154">362.postgres.sql</text:p>
        </text:list-item>
        <text:list-item>
          <text:p text:style-name="P154">402.oracle.sql</text:p>
        </text:list-item>
        <text:list-item>
          <text:p text:style-name="P154">402.postgres.sql</text:p>
        </text:list-item>
        <text:list-item>
          <text:p text:style-name="P154">429.oracle.sql</text:p>
        </text:list-item>
        <text:list-item>
          <text:p text:style-name="P154">429.postgresql.sql</text:p>
        </text:list-item>
        <text:list-item>
          <text:p text:style-name="P154">432.oracle.sql</text:p>
        </text:list-item>
        <text:list-item>
          <text:p text:style-name="P154">432.postgres.sql</text:p>
        </text:list-item>
        <text:list-item>
          <text:p text:style-name="P154">434.oracle.sql</text:p>
        </text:list-item>
        <text:list-item>
          <text:p text:style-name="P154">434.postgresql.sql</text:p>
        </text:list-item>
        <text:list-item>
          <text:p text:style-name="P154">435.oracle.sql</text:p>
        </text:list-item>
        <text:list-item>
          <text:p text:style-name="P154">43<text:span text:style-name="T30">5</text:span>.postgres.sql</text:p>
        </text:list-item>
        <text:list-item>
          <text:p text:style-name="P154">450.oracle.sql</text:p>
        </text:list-item>
        <text:list-item>
          <text:p text:style-name="P154">450.postgres.sql</text:p>
        </text:list-item>
      </text:list>
      <text:p text:style-name="P76"/>
      <text:list xml:id="list91752157864315" text:continue-list="list91753934864844" text:style-name="Outline">
        <text:list-header>
          <text:h text:style-name="P106" text:outline-level="2" text:is-list-header="true"><text:bookmark-start text:name="__RefHeading___Toc664_24998508111111111111"/>Canvis <text:span text:style-name="T5">en</text:span> les propietats de l’aplicació<text:bookmark-end text:name="__RefHeading___Toc664_24998508111111111111"/></text:h>
        </text:list-header>
      </text:list>
      <text:list xml:id="list1731232530" text:style-name="L25">
        <text:list-item>
          <text:p text:style-name="P164">350.properties</text:p>
        </text:list-item>
        <text:list-item>
          <text:p text:style-name="P164">362.properties</text:p>
        </text:list-item>
        <text:list-item>
          <text:p text:style-name="P164"><text:soft-page-break/>439.properties</text:p>
        </text:list-item>
        <text:list-item>
          <text:p text:style-name="P164">440.properties</text:p>
        </text:list-item>
      </text:list>
      <text:p text:style-name="P76"/>
      <text:list xml:id="list91751969785902" text:continue-list="list91752157864315" text:style-name="Outline">
        <text:list-item>
          <text:h text:style-name="P92" text:outline-level="1"><text:span text:style-name="T28">Versió</text:span><text:span text:style-name="T4"> 0.9.7</text:span><text:span text:style-name="T32">5</text:span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8">Dat<text:span text:style-name="T17">a</text:span></text:p>
          </table:table-cell>
          <table:table-cell table:style-name="Tabla2.B1" office:value-type="string">
            <text:p text:style-name="P167"><text:date style:data-style-name="N104" text:date-value="2020-09-14T09:17:51.847330732">14.09.20</text:date></text:p>
          </table:table-cell>
        </table:table-row>
        <table:table-row table:style-name="Tabla2.2">
          <table:table-cell table:style-name="Tabla2.A2" office:value-type="string">
            <text:p text:style-name="P108">Resum</text:p>
          </table:table-cell>
          <table:table-cell table:style-name="Tabla2.B2" office:value-type="string">
            <text:p text:style-name="P142"/>
          </table:table-cell>
        </table:table-row>
      </table:table>
      <text:list xml:id="list91753522798299" text:continue-numbering="true" text:style-name="Outline">
        <text:list-header>
          <text:h text:style-name="P107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3058776453" text:style-name="L29">
        <text:list-item>
          <text:p text:style-name="P168">#<text:span text:style-name="T32">551</text:span>: <text:span text:style-name="T32">Error al modificar dades de l’expedient de tipus múltiple</text:span></text:p>
        </text:list-item>
        <text:list-item>
          <text:p text:style-name="P168">#548: Error al modificar informació d'una tasca ja creada </text:p>
        </text:list-item>
        <text:list-item>
          <text:p text:style-name="P168">#494: Gestió de grups </text:p>
        </text:list-item>
        <text:list-item>
          <text:p text:style-name="P168">#547: Error en els camps obligatoris al crear de permisos <text:s/></text:p>
        </text:list-item>
        <text:list-item>
          <text:p text:style-name="P168">#546: Comprovació de camps obligatoris al crear una metadada </text:p>
        </text:list-item>
        <text:list-item>
          <text:p text:style-name="P168">#394: Adaptació de RIPEA per gestionar procediments comuns <text:s/></text:p>
        </text:list-item>
        <text:list-item>
          <text:p text:style-name="P168">#541: LinkageError al modificar tipus de document <text:s/></text:p>
        </text:list-item>
        <text:list-item>
          <text:p text:style-name="P168">#512: Error en esborrar expedient </text:p>
        </text:list-item>
        <text:list-item>
          <text:p text:style-name="P168">#540: <text:span text:style-name="T34">V</text:span>alidar caràcters acceptats en NOTIFIC@ al formulari de notificacions </text:p>
        </text:list-item>
        <text:list-item>
          <text:p text:style-name="P168">#539: Revisar metadades NTI dels documents IMPORTATS <text:s/></text:p>
        </text:list-item>
        <text:list-item>
          <text:p text:style-name="P168">#486: Les accions massives es queden bloquejades si falla la primera execució en cua <text:s/></text:p>
        </text:list-item>
        <text:list-item>
          <text:p text:style-name="P168">#532: Revisar les metadades NTI de l'expedient </text:p>
        </text:list-item>
        <text:list-item>
          <text:p text:style-name="P168">#527: Millorar funció d'enviament massiu a Portafirmes <text:s/></text:p>
        </text:list-item>
        <text:list-item>
          <text:p text:style-name="P168">#526: Generar ZIP amb un índex de l'expedient.</text:p>
        </text:list-item>
        <text:list-item>
          <text:p text:style-name="P168">#511: No s'actualitza el document signat amb plantilla de flux de firmes i firmes externes </text:p>
        </text:list-item>
        <text:list-item>
          <text:p text:style-name="P168">#397: Preparar RIPEA per una administració distribuïda d’expedients</text:p>
        </text:list-item>
        <text:list-item>
          <text:p text:style-name="P168">#495: No permetre esborrar tipus de documents si existeixen documents d'aquest tipus</text:p>
        </text:list-item>
        <text:list-item>
          <text:p text:style-name="P168">#536: No es poden notificar documents dins un carpeta</text:p>
        </text:list-item>
        <text:list-item>
          <text:p text:style-name="P168">#505: Refrescar document signat amb passarel·la</text:p>
        </text:list-item>
        <text:list-item>
          <text:p text:style-name="P168">#528: Error seguiment d'enviament a portafirmes.</text:p>
        </text:list-item>
        <text:list-item>
          <text:p text:style-name="P168"><text:soft-page-break/>#535: Camp obligatori "Tipus documental" del tipus de document no es valida correctament.</text:p>
        </text:list-item>
        <text:list-item>
          <text:p text:style-name="P168">#534: Aplicació sense "resposta" a determinades accions</text:p>
        </text:list-item>
        <text:list-item>
          <text:p text:style-name="P168">#533: Revisar la importació de documents de Regweb (APB)</text:p>
        </text:list-item>
        <text:list-item>
          <text:p text:style-name="P168">#396: Classificar tipologies d’expedients <text:s/></text:p>
        </text:list-item>
        <text:list-item>
          <text:p text:style-name="P168">#519: Revisar literals i missatges en castellà <text:s/></text:p>
        </text:list-item>
        <text:list-item>
          <text:p text:style-name="P168">#482: Incorporar funcionalitat de firma en servidor</text:p>
        </text:list-item>
        <text:list-item>
          <text:p text:style-name="P168">#530: Problema amb les dades de l'interessat</text:p>
        </text:list-item>
        <text:list-item>
          <text:p text:style-name="P168">#504: Afegir núm d'expedient a la notificació</text:p>
        </text:list-item>
        <text:list-item>
          <text:p text:style-name="P168">#468: Revisar títol llistat de tipus de documents</text:p>
        </text:list-item>
        <text:list-item>
          <text:p text:style-name="P168">#478: Traducció de literals del paginador</text:p>
        </text:list-item>
        <text:list-item>
          <text:p text:style-name="P168">#470: Gestió d'interessats: Balears per defecte al llistat de províncies</text:p>
        </text:list-item>
        <text:list-item>
          <text:p text:style-name="P168">#490: Desactivar el botó Notificar una vegada fet clic</text:p>
        </text:list-item>
        <text:list-item>
          <text:p text:style-name="P168">#489: No permetre afegir més documents si no hi ha tipologies de documents disponibles (s'ha arribat a la multiplicitat màxima)</text:p>
        </text:list-item>
        <text:list-item>
          <text:p text:style-name="P168">#525: Modificar el peu de pàgina per a mostrar la versió i la data de compilació <text:s/></text:p>
        </text:list-item>
        <text:list-item>
          <text:p text:style-name="P168">#491: Desactivar el botó guardar document una vegada fet clic</text:p>
        </text:list-item>
        <text:list-item>
          <text:p text:style-name="P168">#483: Document tipus erroni als detalls de seguiment portafirmes <text:s/></text:p>
        </text:list-item>
        <text:list-item>
          <text:p text:style-name="P168">#514: Error al crear un expedient amb espais en blanc</text:p>
        </text:list-item>
        <text:list-item>
          <text:p text:style-name="P168">#503: Error en crear un expedient amb nom repetit</text:p>
        </text:list-item>
        <text:list-item>
          <text:p text:style-name="P168">#522: Error en crear tasca</text:p>
        </text:list-item>
        <text:list-item>
          <text:p text:style-name="P168">#501: Canvi en nombre registres llista i recordar selecció</text:p>
        </text:list-item>
        <text:list-item>
          <text:p text:style-name="P168">#521: Afegir URL de l'expedient al visor en l'enviament a Portafirmes</text:p>
        </text:list-item>
        <text:list-item>
          <text:p text:style-name="P168">#499: Nova columna a la taula d'expedients</text:p>
        </text:list-item>
        <text:list-item>
          <text:p text:style-name="P168">#497: Millora avisos</text:p>
        </text:list-item>
        <text:list-item>
          <text:p text:style-name="P168">#523: Activar/desactivar la creació dels tipus documentals amb una propietat </text:p>
        </text:list-item>
        <text:list-item>
          <text:p text:style-name="P168">#507: No s'està informant correctament la metadada normativa en document</text:p>
        </text:list-item>
        <text:list-item>
          <text:p text:style-name="P168">#513: De vegades falla la tornada de PF i es queda el document bloquejat en pendent de signatura</text:p>
        </text:list-item>
        <text:list-item>
          <text:p text:style-name="P168"><text:soft-page-break/>#506: Problema amb el tipus ENI de document "Convocatòria"</text:p>
        </text:list-item>
        <text:list-item>
          <text:p text:style-name="P168">#479: Establir una mida màxima al nom i descripció d'un document</text:p>
        </text:list-item>
        <text:list-item>
          <text:p text:style-name="P168">#477: Valor per defecte per les dades d'un expedient</text:p>
        </text:list-item>
        <text:list-item>
          <text:p text:style-name="P168">#509: Tipus de document en alta de document posar-ho buit per defecte</text:p>
        </text:list-item>
        <text:list-item>
          <text:p text:style-name="P168">#510: Les finestres modals es tanquen</text:p>
        </text:list-item>
        <text:list-item>
          <text:p text:style-name="P168">#498: No enviar canvi estat notificació finalitzada a Processada</text:p>
        </text:list-item>
        <text:list-item>
          <text:p text:style-name="P168">#500: Afegir enllaç a l'expedient</text:p>
        </text:list-item>
        <text:list-item>
          <text:p text:style-name="P168">#508: Falta text d'error en camp email d'interessat</text:p>
        </text:list-item>
        <text:list-item>
          <text:p text:style-name="P168">#485: Error executant una acció massiva</text:p>
        </text:list-item>
        <text:list-item>
          <text:p text:style-name="P168">#475: Afegir certificació de la notificació</text:p>
        </text:list-item>
        <text:list-item>
          <text:p text:style-name="P168">#330: Permetre agrupar correus en la configuració d’usuari de RIPEA</text:p>
        </text:list-item>
        <text:list-item>
          <text:p text:style-name="P168">#467: Error en crear document</text:p>
        </text:list-item>
        <text:list-item>
          <text:p text:style-name="P168">#456: Deshabilitar les notificacions si no hi ha cap interessat per a notificar</text:p>
        </text:list-item>
        <text:list-item>
          <text:p text:style-name="P168">#484: Error llistant el contingut d'una execució massiva</text:p>
        </text:list-item>
        <text:list-item>
          <text:p text:style-name="P168">#493: Error copiant l'enllaç CSV del document</text:p>
        </text:list-item>
      </text:list>
      <text:list xml:id="list91752824736982" text:continue-list="list91753522798299" text:style-name="Outline">
        <text:list-item>
          <text:list>
            <text:list-header>
              <text:h text:style-name="P107" text:outline-level="2" text:is-list-header="true"><text:bookmark-start text:name="__RefHeading___Toc1006_180691825411111111"/>Canvis <text:span text:style-name="T5">en</text:span> <text:span text:style-name="T5">la </text:span>base de dades<text:bookmark-end text:name="__RefHeading___Toc1006_180691825411111111"/></text:h>
            </text:list-header>
          </text:list>
        </text:list-item>
      </text:list>
      <text:list xml:id="list2930926942" text:style-name="L26">
        <text:list-item>
          <text:p text:style-name="P169"><text:span text:style-name="T26">3</text:span><text:span text:style-name="T35">30</text:span><text:span text:style-name="T26">.oracle.sql</text:span></text:p>
        </text:list-item>
        <text:list-item>
          <text:p text:style-name="P156">3<text:span text:style-name="T35">30</text:span>.postgresql.sql</text:p>
        </text:list-item>
        <text:list-item>
          <text:p text:style-name="P170"><text:span text:style-name="T26">3</text:span><text:span text:style-name="T36">96</text:span><text:span text:style-name="T26">.oracle.sql</text:span></text:p>
        </text:list-item>
        <text:list-item>
          <text:p text:style-name="P157">3<text:span text:style-name="T36">96</text:span>.postgresql.sql</text:p>
        </text:list-item>
        <text:list-item>
          <text:p text:style-name="P171"><text:span text:style-name="T36">428</text:span><text:span text:style-name="T26">.oracle.sql</text:span></text:p>
        </text:list-item>
        <text:list-item>
          <text:p text:style-name="P158"><text:span text:style-name="T36">428</text:span>.postgresql.sql</text:p>
        </text:list-item>
        <text:list-item>
          <text:p text:style-name="P171"><text:span text:style-name="T36">494</text:span><text:span text:style-name="T26">.oracle.sql</text:span></text:p>
        </text:list-item>
        <text:list-item>
          <text:p text:style-name="P158"><text:span text:style-name="T36">494</text:span>.postgresql.sql</text:p>
        </text:list-item>
        <text:list-item>
          <text:p text:style-name="P171"><text:span text:style-name="T36">497</text:span><text:span text:style-name="T26">.oracle.sql</text:span></text:p>
        </text:list-item>
        <text:list-item>
          <text:p text:style-name="P158"><text:span text:style-name="T36">497</text:span>.postgresql.sql</text:p>
        </text:list-item>
      </text:list>
      <text:list xml:id="list91752543545860" text:continue-list="list91752824736982" text:style-name="Outline">
        <text:list-header>
          <text:h text:style-name="P107" text:outline-level="2" text:is-list-header="true"><text:bookmark-start text:name="__RefHeading___Toc664_249985081111111111111"/>Canvis <text:span text:style-name="T5">en</text:span> les propietats de l’aplicació<text:bookmark-end text:name="__RefHeading___Toc664_249985081111111111111"/></text:h>
        </text:list-header>
      </text:list>
      <text:list xml:id="list2142205821" text:style-name="L27">
        <text:list-item>
          <text:p text:style-name="P166">3<text:span text:style-name="T35">3</text:span>0.properties</text:p>
        </text:list-item>
        <text:list-item>
          <text:p text:style-name="P166"><text:soft-page-break/><text:span text:style-name="T38">485</text:span>.properties</text:p>
        </text:list-item>
        <text:list-item>
          <text:p text:style-name="P172"><text:span text:style-name="T38">521</text:span><text:span text:style-name="T37">.properties</text:span></text:p>
        </text:list-item>
        <text:list-item>
          <text:p text:style-name="P166"><text:span text:style-name="T38">523</text:span>.properti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7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7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14T09:17:51.754718455">14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8H44M9S</meta:editing-duration>
    <meta:editing-cycles>94</meta:editing-cycles>
    <meta:generator>LibreOffice/6.4.5.2$Linux_X86_64 LibreOffice_project/40$Build-2</meta:generator>
    <dc:date>2020-09-14T09:05:22.838175619</dc:date>
    <meta:document-statistic meta:table-count="19" meta:image-count="0" meta:object-count="0" meta:page-count="29" meta:paragraph-count="529" meta:word-count="3405" meta:character-count="20852" meta:non-whitespace-character-count="18296"/>
  </office:meta>
</office:document-meta>
</file>